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09.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39.4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9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2.56pt" draw:z-index="5" draw:style-name="gr3" draw:text-style-name="P3" svg:width="39.49pt" svg:height="15.05pt" svg:x="64.26pt" svg:y="19.93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6">00/00/0000</text:date>, <text:time style:data-style-name="N2" text:time-value="10:23:54.3337365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1-26T11:35:25.936523532</dc:date>
    <meta:editing-duration>P80DT14H17M40S</meta:editing-duration>
    <meta:editing-cycles>3170</meta:editing-cycles>
    <meta:generator>LibreOffice/5.1.6.2$Linux_X86_64 LibreOffice_project/10m0$Build-2</meta:generator>
    <meta:document-statistic meta:table-count="3" meta:cell-count="545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